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Sans serif" svg:font-family="'Sans 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P1" style:family="paragraph" style:parent-style-name="Standard">
      <style:text-properties style:font-name="sans-serif" fo:font-size="10pt"/>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paragraph-properties fo:text-align="end" style:justify-single-word="false"/>
      <style:text-properties fo:font-size="11pt" style:font-size-asian="11pt" style:font-size-complex="11pt"/>
    </style:style>
    <style:style style:name="P4" style:family="paragraph" style:parent-style-name="Table_20_Contents">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fo:font-size="11pt" style:font-size-asian="11pt" style:font-size-complex="11pt"/>
    </style:style>
    <style:style style:name="P7" style:family="paragraph" style:parent-style-name="Standard">
      <style:text-properties style:font-name="sans-serif" fo:font-size="10pt"/>
    </style:style>
    <style:style style:name="P8" style:family="paragraph" style:parent-style-name="Standard">
      <style:paragraph-properties fo:text-align="justify" style:justify-single-word="false"/>
      <style:text-properties style:font-name="sans-serif" fo:font-size="10pt"/>
    </style:style>
    <style:style style:name="T1" style:family="text">
      <style:text-properties fo:font-style="italic" style:font-style-asian="italic" style:font-style-complex="italic"/>
    </style:style>
    <style:style style:name="T2" style:family="text">
      <style:text-properties style:font-name="Arial1"/>
    </style:style>
    <style:style style:name="T3"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office:value-type="string">
            <text:p text:style-name="P2">Evangelos Siminos <text:line-break/>Max Planck Institute for the Physics of Complex Systems</text:p>
            <text:p text:style-name="P2">Nöthnitzer Str. 38</text:p>
            <text:p text:style-name="P2">D-01187 Dresden</text:p>
            <text:p text:style-name="P2">Germany</text:p>
            <text:p text:style-name="P2"/>
            <text:p text:style-name="P2">Phone: +49 351 871 2412</text:p>
            <text:p text:style-name="P2">Fax: +49 351 871 1999</text:p>
            <text:p text:style-name="P2">email: evangelos.siminos@gmail.com</text:p>
          </table:table-cell>
          <table:table-cell office:value-type="string">
            <text:p text:style-name="P3"/>
            <text:p text:style-name="P3"/>
            <text:p text:style-name="P3"/>
            <text:p text:style-name="P3"/>
            <text:p text:style-name="P3"/>
            <text:p text:style-name="P3"/>
            <text:p text:style-name="P5"><text:span text:style-name="T3">Prof. </text:span>Paul McKenna</text:p>
            <text:p text:style-name="P3">Department of Physics </text:p>
            <text:p text:style-name="P3">University of Strathclyde</text:p>
            <text:p text:style-name="P3">Glasgow, U.K. </text:p>
          </table:table-cell>
        </table:table-row>
      </table:table>
      <text:p text:style-name="P1"/>
      <text:p text:style-name="P1"/>
      <table:table table:name="Table2" table:style-name="Table2">
        <table:table-column table:style-name="Table2.A"/>
        <table:table-column table:style-name="Table2.B"/>
        <table:table-row>
          <table:table-cell office:value-type="string">
            <text:p text:style-name="Table_20_Contents"/>
          </table:table-cell>
          <table:table-cell office:value-type="string">
            <text:p text:style-name="P4">18.04.2013</text:p>
          </table:table-cell>
        </table:table-row>
      </table:table>
      <text:p text:style-name="P1"/>
      <text:p text:style-name="P1"/>
      <text:p text:style-name="P1">Dear Prof. McKenna,</text:p>
      <text:p text:style-name="P1"/>
      <text:p text:style-name="P8">I am writing to apply for the post-doctoral position in your group (Reference No JA/R20/2013). I am a theoretical physicist, currently employed as a post-doctoral fellow at the <text:span text:style-name="T1">Max Planck Institute for the Physics of Complex Systems</text:span> in Dresden, Germany, where I am <text:span text:style-name="T1">Deputy Head</text:span> of the <text:span text:style-name="T1">Computational Nonlinear and Relativistic optics</text:span> group. My current research is focused on the study of laser-plasma interactions, with an emphasis on ion acceleration, through a combination of PIC simulations and non-linear dynamics tools.</text:p>
      <text:p text:style-name="P1"/>
      <text:p text:style-name="P8">I've received my Ph.D. in Physics from the Georgia Institute of Technology in Atlanta, USA, in 2009, under the supervision of Prof. P. Cvitanovi<text:span text:style-name="T2">ć</text:span>. During my Ph.D. studies I've used tools of dynamical systems theory and chaos to gain an understanding of simple models of fluid turbulence. In particular, I've worked on developing methods to uncover geometrical structure in the phase space of turbulent flows. The motivation for these studies was to gain insight in numerical simulations, but also to propose new ways in which experimental data could be organized and interpreted.</text:p>
      <text:p text:style-name="P8"/>
      <text:p text:style-name="P8">At the end of my Ph.D. studies, I decided to enter the area of laser-plasma interactions, since I think it is an area that opens new regimes of non-linear light-matter interactions. As a post-doctoral fellow at CEA in Arpajon, France (in Paris area) my research focused on the issue of stability of non-linear electron plasma waves and its relation to the saturation of parametric instabilities in the context of inertial confinement fusion. This allowed me to become familiar with plasma kinetic theory, to use Vlasov solvers and to develop (semi-)numerical tools for the study of kinetic instabilities. At the same time I became acquainted with relativistic intensity laser-plasma interactions through a study of solitary waves with cold fluid-Maxwell models of plasmas.</text:p>
      <text:p text:style-name="P1"/>
      <text:p text:style-name="P8">The latter study motivated me to concentrate on the relativistic regime which I find most interesting as it explores the intensity frontier in laser-plasma interaction. As a post-doctoral fellow at the MPIPKS in Dresden, I've participated in the development of a 1D PIC code in order to study the onset of self-induced transparency in the interaction of circularly polarized laser pulses with over-dense targets. Our study revealed the importance of kinetic effects such as electron heating, while a dynamical systems study allowed the interpretation of PIC simulations. Currently I am studying the effect of self-induced transparency and transverse instabilities on radiation pressure acceleration of ions using 2D PIC simulations with the code EPOCH. Recently, I also got the opportunity to be involved in a collaboration with experimentalists at the Helmholtz Institute in Jena (POLARIS laser), where my role is to run 2D and 3D simulations with EPOCH in order to interpret the results of a pump-probe experiment related to electron wakefield acceleration in the bubble regime.</text:p>
      <text:p text:style-name="P1"/>
      <text:p text:style-name="P8">I find this latter experience of working with experimentalists especially valuable as it helped enhance my physical intuition, gave me a better perspective of the field and even helped me pose more interesting theoretical questions. Therefore I would like to keep being involved directly with experimental work in the future and this prompted me to apply for the post-doctoral position in your group. I have the required computational expertise both in developing large codes and running PIC simulations in massively parallel environments, while I also have demonstrated the ability to interpret simulation results concerning a diverse range of physical phenomena. Moreover, I think that my present interest in ion acceleration would fit well within your group. Furthermore, I have <text:soft-page-break/>demonstrated the ability to work well within a group since many of my projects are in collaboration with other post-docs or PhD students.</text:p>
      <text:p text:style-name="P8"/>
      <text:p text:style-name="P8">Please find attached my CV and list of publications.</text:p>
      <text:p text:style-name="P8"/>
      <text:p text:style-name="P8">I am looking forward to hearing from you.</text:p>
      <text:p text:style-name="P1"/>
      <text:p text:style-name="P1">Sincerely,</text:p>
      <text:p text:style-name="P1"/>
      <text:p text:style-name="P1"/>
      <text:p text:style-name="P1">Evangelos Simino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sans-serif" svg:font-family="sans-serif"/>
    <style:font-face style:name="Arial1" svg:font-family="Arial" style:font-family-generic="swiss"/>
    <style:font-face style:name="Sans serif" svg:font-family="'Sans 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2"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FreeSan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2:38:10</meta:creation-date>
    <dc:date>2013-04-18T15:04:16</dc:date>
    <meta:editing-duration>PT4H58M8S</meta:editing-duration>
    <meta:editing-cycles>22</meta:editing-cycles>
    <meta:generator>LibreOffice/3.5$Linux_X86_64 LibreOffice_project/350m1$Build-413</meta:generator>
    <meta:document-statistic meta:table-count="2" meta:image-count="0" meta:object-count="0" meta:page-count="2" meta:paragraph-count="22" meta:word-count="665" meta:character-count="4292" meta:non-whitespace-character-count="3646"/>
  </office:meta>
</office:document-meta>
</file>